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in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_loss</text:p>
          </table:table-cell>
          <table:table-cell office:value-type="string" calcext:value-type="string">
            <text:p>valid_loss</text:p>
          </table:table-cell>
          <table:table-cell office:value-type="string" calcext:value-type="string">
            <text:p>accuracy</text:p>
          </table:table-cell>
          <table:table-cell table:number-columns-repeated="2" office:value-type="string" calcext:value-type="string">
            <text:p>f_bet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57954" calcext:value-type="float">
            <text:p>0.657954</text:p>
          </table:table-cell>
          <table:table-cell office:value-type="float" office:value="0.660425" calcext:value-type="float">
            <text:p>0.660425</text:p>
          </table:table-cell>
          <table:table-cell office:value-type="float" office:value="0.58240028" calcext:value-type="float">
            <text:p>0.58240028</text:p>
          </table:table-cell>
          <table:table-cell office:value-type="float" office:value="0.56473284" calcext:value-type="float">
            <text:p>0.56473284</text:p>
          </table:table-cell>
          <table:table-cell office:value-type="float" office:value="0.58240028" calcext:value-type="float">
            <text:p>0.5824002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23126" calcext:value-type="float">
            <text:p>0.623126</text:p>
          </table:table-cell>
          <table:table-cell office:value-type="float" office:value="0.686457" calcext:value-type="float">
            <text:p>0.686457</text:p>
          </table:table-cell>
          <table:table-cell office:value-type="float" office:value="0.5676895" calcext:value-type="float">
            <text:p>0.5676895</text:p>
          </table:table-cell>
          <table:table-cell office:value-type="float" office:value="0.49971866" calcext:value-type="float">
            <text:p>0.49971866</text:p>
          </table:table-cell>
          <table:table-cell office:value-type="float" office:value="0.5676895" calcext:value-type="float">
            <text:p>0.56768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8703" calcext:value-type="float">
            <text:p>0.58703</text:p>
          </table:table-cell>
          <table:table-cell office:value-type="float" office:value="0.597706" calcext:value-type="float">
            <text:p>0.597706</text:p>
          </table:table-cell>
          <table:table-cell office:value-type="float" office:value="0.66280046" calcext:value-type="float">
            <text:p>0.66280046</text:p>
          </table:table-cell>
          <table:table-cell office:value-type="float" office:value="0.66034066" calcext:value-type="float">
            <text:p>0.66034066</text:p>
          </table:table-cell>
          <table:table-cell office:value-type="float" office:value="0.66280046" calcext:value-type="float">
            <text:p>0.6628004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73312" calcext:value-type="float">
            <text:p>0.573312</text:p>
          </table:table-cell>
          <table:table-cell office:value-type="float" office:value="0.61539" calcext:value-type="float">
            <text:p>0.61539</text:p>
          </table:table-cell>
          <table:table-cell office:value-type="float" office:value="0.65312688" calcext:value-type="float">
            <text:p>0.65312688</text:p>
          </table:table-cell>
          <table:table-cell office:value-type="float" office:value="0.643664" calcext:value-type="float">
            <text:p>0.643664</text:p>
          </table:table-cell>
          <table:table-cell office:value-type="float" office:value="0.65312688" calcext:value-type="float">
            <text:p>0.6531268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8942" calcext:value-type="float">
            <text:p>0.558942</text:p>
          </table:table-cell>
          <table:table-cell office:value-type="float" office:value="0.604307" calcext:value-type="float">
            <text:p>0.604307</text:p>
          </table:table-cell>
          <table:table-cell office:value-type="float" office:value="0.66331104" calcext:value-type="float">
            <text:p>0.66331104</text:p>
          </table:table-cell>
          <table:table-cell office:value-type="float" office:value="0.65737322" calcext:value-type="float">
            <text:p>0.65737322</text:p>
          </table:table-cell>
          <table:table-cell office:value-type="float" office:value="0.66331104" calcext:value-type="float">
            <text:p>0.663311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4252" calcext:value-type="float">
            <text:p>0.54252</text:p>
          </table:table-cell>
          <table:table-cell office:value-type="float" office:value="0.596412" calcext:value-type="float">
            <text:p>0.596412</text:p>
          </table:table-cell>
          <table:table-cell office:value-type="float" office:value="0.67603242" calcext:value-type="float">
            <text:p>0.67603242</text:p>
          </table:table-cell>
          <table:table-cell office:value-type="float" office:value="0.6759011" calcext:value-type="float">
            <text:p>0.6759011</text:p>
          </table:table-cell>
          <table:table-cell office:value-type="float" office:value="0.67603242" calcext:value-type="float">
            <text:p>0.6760324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22411" calcext:value-type="float">
            <text:p>0.522411</text:p>
          </table:table-cell>
          <table:table-cell office:value-type="float" office:value="0.615126" calcext:value-type="float">
            <text:p>0.615126</text:p>
          </table:table-cell>
          <table:table-cell office:value-type="float" office:value="0.66765538" calcext:value-type="float">
            <text:p>0.66765538</text:p>
          </table:table-cell>
          <table:table-cell office:value-type="float" office:value="0.66543372" calcext:value-type="float">
            <text:p>0.66543372</text:p>
          </table:table-cell>
          <table:table-cell office:value-type="float" office:value="0.66765538" calcext:value-type="float">
            <text:p>0.6676553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484" calcext:value-type="float">
            <text:p>0.49484</text:p>
          </table:table-cell>
          <table:table-cell office:value-type="float" office:value="0.640927" calcext:value-type="float">
            <text:p>0.640927</text:p>
          </table:table-cell>
          <table:table-cell office:value-type="float" office:value="0.66504466" calcext:value-type="float">
            <text:p>0.66504466</text:p>
          </table:table-cell>
          <table:table-cell office:value-type="float" office:value="0.66250646" calcext:value-type="float">
            <text:p>0.66250646</text:p>
          </table:table-cell>
          <table:table-cell office:value-type="float" office:value="0.66504466" calcext:value-type="float">
            <text:p>0.6650446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74239" calcext:value-type="float">
            <text:p>0.474239</text:p>
          </table:table-cell>
          <table:table-cell office:value-type="float" office:value="0.638299" calcext:value-type="float">
            <text:p>0.638299</text:p>
          </table:table-cell>
          <table:table-cell office:value-type="float" office:value="0.66539158" calcext:value-type="float">
            <text:p>0.66539158</text:p>
          </table:table-cell>
          <table:table-cell office:value-type="float" office:value="0.66507504" calcext:value-type="float">
            <text:p>0.66507504</text:p>
          </table:table-cell>
          <table:table-cell office:value-type="float" office:value="0.66539158" calcext:value-type="float">
            <text:p>0.6653915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1571" calcext:value-type="float">
            <text:p>0.461571</text:p>
          </table:table-cell>
          <table:table-cell office:value-type="float" office:value="0.644531" calcext:value-type="float">
            <text:p>0.644531</text:p>
          </table:table-cell>
          <table:table-cell office:value-type="float" office:value="0.66411366" calcext:value-type="float">
            <text:p>0.66411366</text:p>
          </table:table-cell>
          <table:table-cell office:value-type="float" office:value="0.66388532" calcext:value-type="float">
            <text:p>0.66388532</text:p>
          </table:table-cell>
          <table:table-cell office:value-type="float" office:value="0.66411366" calcext:value-type="float">
            <text:p>0.664113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31T10:52:51.092472239</dc:date>
    <meta:editing-duration>PT2M20S</meta:editing-duration>
    <meta:editing-cycles>1</meta:editing-cycles>
    <meta:document-statistic meta:table-count="1" meta:cell-count="66" meta:object-count="0"/>
    <meta:generator>LibreOffice/6.0.7.3$Linux_X86_64 LibreOffice_project/00m0$Build-3</meta:generator>
  </office:meta>
</office:document-meta>
</file>